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vate Sub Label1_Click()</text:p>
      <text:p text:style-name="P1"/>
      <text:p text:style-name="P1">End Sub</text:p>
      <text:p text:style-name="P1"/>
      <text:p text:style-name="P1">************************************************************</text:p>
      <text:p text:style-name="P1"/>
      <text:p text:style-name="P1">Private Sub CB_Cancela_Click()</text:p>
      <text:p text:style-name="P1">Application.Quit</text:p>
      <text:p text:style-name="P1">End Sub</text:p>
      <text:p text:style-name="P1"/>
      <text:p text:style-name="P1">************************************************************</text:p>
      <text:p text:style-name="P1"/>
      <text:p text:style-name="P1">Private Sub CB_OK_Click()</text:p>
      <text:p text:style-name="P1">Dim G_usuario As String</text:p>
      <text:p text:style-name="P1">'Dim G_senha As String</text:p>
      <text:p text:style-name="P1">'Dim G_previlegio As String</text:p>
      <text:p text:style-name="P1">'Dim G_cont As Integer</text:p>
      <text:p text:style-name="P1"/>
      <text:p text:style-name="P1">If TextBoxUsuario.Text = "Gutemberg" And TextBoxSenha.Text = "jajajo" Then</text:p>
      <text:p text:style-name="P1"><text:s text:c="4"/>Worksheets("GuardaUsuario").Visible = True</text:p>
      <text:p text:style-name="P1"><text:s text:c="4"/>Worksheets("GuardaUsuario").Activate</text:p>
      <text:p text:style-name="P1"><text:s text:c="4"/>Range("XFD1").Value = "2"</text:p>
      <text:p text:style-name="P1"><text:s text:c="4"/>Worksheets("Menu").Activate</text:p>
      <text:p text:style-name="P1"><text:s text:c="4"/>Unload UserFormLogin</text:p>
      <text:p text:style-name="P1"><text:s text:c="4"/>Application.Visible = True</text:p>
      <text:p text:style-name="P1"><text:s text:c="4"/>G_usuario = "S"</text:p>
      <text:p text:style-name="P1"><text:s text:c="4"/>Worksheets("GuardaUsuario").Visible = False</text:p>
      <text:p text:style-name="P1"><text:s text:c="4"/>Exit Sub</text:p>
      <text:p text:style-name="P1">Else</text:p>
      <text:p text:style-name="P1"><text:s text:c="4"/>Worksheets("GuardaUsuario").Visible = True</text:p>
      <text:p text:style-name="P1">'End If</text:p>
      <text:p text:style-name="P1"/>
      <text:p text:style-name="P1"><text:s text:c="4"/>If TextBoxUsuario.Text = "" Or TextBoxSenha.Text = "" Then</text:p>
      <text:p text:style-name="P1"><text:s text:c="8"/>MsgBox ("Informe Usuário e Senha para prosseguir"), vbInformation, "Aviso do Sistema"</text:p>
      <text:p text:style-name="P1"><text:s text:c="4"/>Else</text:p>
      <text:p text:style-name="P1"><text:s text:c="8"/>Worksheets("GuardaUsuario").Activate</text:p>
      <text:p text:style-name="P1"><text:s text:c="8"/>G_cont = 6</text:p>
      <text:p text:style-name="P1"><text:soft-page-break/><text:s text:c="8"/>Do While Range("XFB" &amp; G_cont).Value &lt;&gt; ""</text:p>
      <text:p text:style-name="P1"><text:s text:c="12"/>If Range("XFB" &amp; G_cont).Value = TextBoxUsuario.Text And Range("XFC" &amp; G_cont).Value = TextBoxSenha.Text Then</text:p>
      <text:p text:style-name="P1"><text:s text:c="16"/>Range("XFD1").Value = Range("XFD" &amp; G_cont).Value</text:p>
      <text:p text:style-name="P1"><text:s text:c="16"/>Worksheets("Menu").Activate</text:p>
      <text:p text:style-name="P1"><text:s text:c="16"/>Unload UserFormLogin</text:p>
      <text:p text:style-name="P1"><text:s text:c="16"/>Application.Visible = True</text:p>
      <text:p text:style-name="P1"><text:s text:c="16"/>G_usuario = "S"</text:p>
      <text:p text:style-name="P1"><text:s text:c="12"/>Else</text:p>
      <text:p text:style-name="P1"><text:s text:c="16"/>G_usuario = "N"</text:p>
      <text:p text:style-name="P1"><text:s text:c="12"/>End If</text:p>
      <text:p text:style-name="P1"><text:s text:c="12"/>G_cont = G_cont + 1</text:p>
      <text:p text:style-name="P1"><text:s text:c="8"/>Loop</text:p>
      <text:p text:style-name="P1"><text:s text:c="4"/>End If</text:p>
      <text:p text:style-name="P1"><text:s text:c="4"/>If G_usuario = "N" Then</text:p>
      <text:p text:style-name="P1"><text:s text:c="8"/>MsgBox ("Usuário ou Senha invalido. Tente novamente"), vbInformation, "Aviso do Sistema"</text:p>
      <text:p text:style-name="P1"><text:s text:c="4"/>End If</text:p>
      <text:p text:style-name="P1">End If</text:p>
      <text:p text:style-name="P1">End Sub</text:p>
      <text:p text:style-name="P1"/>
      <text:p text:style-name="P1">Private Sub UserForm_Click()</text:p>
      <text:p text:style-name="P1"/>
      <text:p text:style-name="P1">End Sub</text:p>
      <text:p text:style-name="P1"/>
      <text:p text:style-name="P1">Private Sub UserForm_Initialize()</text:p>
      <text:p text:style-name="P1"/>
      <text:p text:style-name="P1">Application.Visible = False</text:p>
      <text:p text:style-name="P1"/>
      <text:p text:style-name="P1">End Sub</text:p>
      <text:p text:style-name="P1"/>
      <text:p text:style-name="P1">Private Sub UserForm_QueryClose(Cancel As Integer, CloseMode As Integer)</text:p>
      <text:p text:style-name="P1"/>
      <text:p text:style-name="P1">If CloseMode = vbFormControlMenu Then</text:p>
      <text:p text:style-name="P1"><text:s text:c="4"/>Cancel = True</text:p>
      <text:p text:style-name="P1">End If</text:p>
      <text:p text:style-name="P1"/>
      <text:p text:style-name="P1">End Sub</text:p>
      <text:p text:style-name="P1"><text:soft-page-break/></text:p>
      <text:p text:style-name="P1">************************************************************</text:p>
      <text:p text:style-name="P1"/>
      <text:p text:style-name="P1">Sub Cadastro()</text:p>
      <text:p text:style-name="P1">'</text:p>
      <text:p text:style-name="P1">' Cadastro Macro</text:p>
      <text:p text:style-name="P1">'</text:p>
      <text:p text:style-name="P1"/>
      <text:p text:style-name="P1">Dim contador As Integer</text:p>
      <text:p text:style-name="P1">Dim teste, teste1 As String</text:p>
      <text:p text:style-name="P1"/>
      <text:p text:style-name="P1">Dim descr As String</text:p>
      <text:p text:style-name="P1">Dim unida As String</text:p>
      <text:p text:style-name="P1">Dim estmi As Integer</text:p>
      <text:p text:style-name="P1">Dim estma As Integer</text:p>
      <text:p text:style-name="P1">Dim preco As Double</text:p>
      <text:p text:style-name="P1">Dim lucro As Double</text:p>
      <text:p text:style-name="P1">Dim venda As Double</text:p>
      <text:p text:style-name="P1"/>
      <text:p text:style-name="P1">Worksheets("Cadastro").Activate</text:p>
      <text:p text:style-name="P1">teste = Range("c5").Value</text:p>
      <text:p text:style-name="P1">Worksheets("Produtos").Activate</text:p>
      <text:p text:style-name="P1">contador = 6</text:p>
      <text:p text:style-name="P1">Do While Range("B" &amp; contador).Value &lt;&gt; ""</text:p>
      <text:p text:style-name="P1"><text:s text:c="3"/>teste1 = Range("B" &amp; contador).Value</text:p>
      <text:p text:style-name="P1"><text:s text:c="3"/>If teste1 = teste Then</text:p>
      <text:p text:style-name="P1"><text:s text:c="6"/>Worksheets("Cadastro").Activate</text:p>
      <text:p text:style-name="P1"><text:s text:c="6"/>MsgBox ("Produto já cadastrado")</text:p>
      <text:p text:style-name="P1"><text:s text:c="6"/>Range("c5").Activate</text:p>
      <text:p text:style-name="P1"><text:s text:c="6"/>Exit Sub</text:p>
      <text:p text:style-name="P1"><text:s text:c="3"/>End If</text:p>
      <text:p text:style-name="P1"><text:s text:c="3"/>contador = contador + 1</text:p>
      <text:p text:style-name="P1">Loop</text:p>
      <text:p text:style-name="P1">Worksheets("Cadastro").Activate</text:p>
      <text:p text:style-name="P1">descr = Range("c5").Value</text:p>
      <text:p text:style-name="P1">unida = Range("c7").Value</text:p>
      <text:p text:style-name="P1">estmi = Range("c9").Value</text:p>
      <text:p text:style-name="P1">estma = Range("c11").Value</text:p>
      <text:p text:style-name="P1">preco = Range("c13").Value</text:p>
      <text:p text:style-name="P1"><text:soft-page-break/>lucro = Range("c15").Value</text:p>
      <text:p text:style-name="P1">venda = (preco * lucro / 100) + preco</text:p>
      <text:p text:style-name="P1"><text:s text:c="3"/></text:p>
      <text:p text:style-name="P1">Worksheets("Produtos").Activate</text:p>
      <text:p text:style-name="P1">Range("a5").Select</text:p>
      <text:p text:style-name="P1"><text:s text:c="3"/>Do</text:p>
      <text:p text:style-name="P1"><text:s text:c="4"/>If Not (IsEmpty(ActiveCell)) Then</text:p>
      <text:p text:style-name="P1"><text:s text:c="8"/>ActiveCell.Offset(1, 0).Select</text:p>
      <text:p text:style-name="P1"><text:s text:c="4"/>End If</text:p>
      <text:p text:style-name="P1"><text:s text:c="3"/>Loop Until IsEmpty(ActiveCell) = True</text:p>
      <text:p text:style-name="P1"><text:s text:c="3"/></text:p>
      <text:p text:style-name="P1"><text:s text:c="3"/>ActiveCell.Offset(0, 1).Value = descr</text:p>
      <text:p text:style-name="P1"><text:s text:c="3"/>ActiveCell.Offset(0, 2).Value = unida</text:p>
      <text:p text:style-name="P1"><text:s text:c="3"/>ActiveCell.Offset(0, 3).Value = estmi</text:p>
      <text:p text:style-name="P1"><text:s text:c="3"/>ActiveCell.Offset(0, 4).Value = estma</text:p>
      <text:p text:style-name="P1"><text:s text:c="3"/>ActiveCell.Offset(0, 5).Value = preco</text:p>
      <text:p text:style-name="P1"><text:s text:c="3"/>ActiveCell.Offset(0, 6).Value = lucro</text:p>
      <text:p text:style-name="P1"><text:s text:c="3"/>ActiveCell.Offset(0, 7).Value = venda</text:p>
      <text:p text:style-name="P1"><text:s text:c="3"/></text:p>
      <text:p text:style-name="P1"><text:s text:c="3"/>If IsNumeric(ActiveCell.Offset(-1, 0)) Then</text:p>
      <text:p text:style-name="P1"><text:s text:c="4"/>ActiveCell = ActiveCell.Offset(-1, 0) + 1</text:p>
      <text:p text:style-name="P1"><text:s text:c="3"/>Else</text:p>
      <text:p text:style-name="P1"><text:s text:c="4"/>ActiveCell = 1</text:p>
      <text:p text:style-name="P1"><text:s text:c="3"/>End If</text:p>
      <text:p text:style-name="P1"><text:s text:c="5"/>Sheets("Cadastro").Select</text:p>
      <text:p text:style-name="P1"><text:s/>Range("C5").Clear</text:p>
      <text:p text:style-name="P1"><text:s/>Range("C7").Clear</text:p>
      <text:p text:style-name="P1"><text:s/>Range("C9").Clear</text:p>
      <text:p text:style-name="P1"><text:s/>Range("C11").Clear</text:p>
      <text:p text:style-name="P1"><text:s/>Range("C13").Clear</text:p>
      <text:p text:style-name="P1"><text:s/>Range("C15").Clear</text:p>
      <text:p text:style-name="P1"><text:s/>Range("C5").Select</text:p>
      <text:p text:style-name="P1">End Sub</text:p>
      <text:p text:style-name="P1"/>
      <text:p text:style-name="P1">************************************************************</text:p>
      <text:p text:style-name="P1"/>
      <text:p text:style-name="P1">Sub Estoque()</text:p>
      <text:p text:style-name="P1">'</text:p>
      <text:p text:style-name="P1">' Estoque Macro</text:p>
      <text:p text:style-name="P1"><text:soft-page-break/>'</text:p>
      <text:p text:style-name="P1"/>
      <text:p text:style-name="P1">'</text:p>
      <text:p text:style-name="P1"><text:s text:c="4"/>Range("A5:C506").Select</text:p>
      <text:p text:style-name="P1"><text:s text:c="4"/>Selection.ClearContents</text:p>
      <text:p text:style-name="P1"><text:s text:c="4"/>Range("A5").Select</text:p>
      <text:p text:style-name="P1"><text:s text:c="4"/>ActiveCell.FormulaR1C1 = "=Produtos!RC"</text:p>
      <text:p text:style-name="P1"><text:s text:c="4"/>Range("B5").Select</text:p>
      <text:p text:style-name="P1"><text:s text:c="4"/>ActiveCell.FormulaR1C1 = "=Produtos!RC"</text:p>
      <text:p text:style-name="P1"><text:s text:c="4"/>Range("C5").Select</text:p>
      <text:p text:style-name="P1"><text:s text:c="4"/>ActiveCell.FormulaR1C1 = "=Produtos!RC"</text:p>
      <text:p text:style-name="P1"><text:s text:c="4"/>Range("A5:C5").Select</text:p>
      <text:p text:style-name="P1"><text:s text:c="4"/>Selection.Copy</text:p>
      <text:p text:style-name="P1"><text:s text:c="4"/>Range("A6:A506").Select</text:p>
      <text:p text:style-name="P1"><text:s text:c="4"/>ActiveSheet.Paste</text:p>
      <text:p text:style-name="P1"><text:s text:c="4"/>Application.CutCopyMode = False</text:p>
      <text:p text:style-name="P1"><text:s text:c="4"/>Range("B2").Select</text:p>
      <text:p text:style-name="P1">End Sub</text:p>
      <text:p text:style-name="P1"/>
      <text:p text:style-name="P1">************************************************************</text:p>
      <text:p text:style-name="P1"/>
      <text:p text:style-name="P1">Sub Comprar()</text:p>
      <text:p text:style-name="P1">'</text:p>
      <text:p text:style-name="P1">' Comprar Macro</text:p>
      <text:p text:style-name="P1">'</text:p>
      <text:p text:style-name="P1"/>
      <text:p text:style-name="P1">'</text:p>
      <text:p text:style-name="P1"><text:s text:c="4"/></text:p>
      <text:p text:style-name="P1"><text:s text:c="4"/>Range("A5:C506").Select</text:p>
      <text:p text:style-name="P1"><text:s text:c="4"/>Selection.ClearContents</text:p>
      <text:p text:style-name="P1"><text:s text:c="4"/>Sheets("Produtos").Select</text:p>
      <text:p text:style-name="P1"><text:s text:c="4"/>Range("A5:B506").Select</text:p>
      <text:p text:style-name="P1"><text:s text:c="4"/>Selection.Copy</text:p>
      <text:p text:style-name="P1"><text:s text:c="4"/>Sheets("Comprar").Select</text:p>
      <text:p text:style-name="P1"><text:s text:c="4"/>Range("A5").Select</text:p>
      <text:p text:style-name="P1"><text:s text:c="4"/>ActiveSheet.Paste</text:p>
      <text:p text:style-name="P1"><text:s text:c="4"/>Range("C5").Select</text:p>
      <text:p text:style-name="P1"><text:s text:c="4"/>Application.CutCopyMode = False</text:p>
      <text:p text:style-name="P1"><text:s text:c="4"/>ActiveCell.FormulaR1C1 = _</text:p>
      <text:p text:style-name="P1"><text:soft-page-break/><text:s text:c="8"/>"=IF(Estoque!RC[3]&lt;Produtos!RC[1],Produtos!RC[2]-Estoque!RC[3],0)"</text:p>
      <text:p text:style-name="P1"><text:s text:c="4"/>Range("C5").Select</text:p>
      <text:p text:style-name="P1"><text:s text:c="4"/>Selection.Copy</text:p>
      <text:p text:style-name="P1"><text:s text:c="4"/>Range("C6:C506").Select</text:p>
      <text:p text:style-name="P1"><text:s text:c="4"/>ActiveSheet.Paste</text:p>
      <text:p text:style-name="P1"><text:s text:c="4"/>Range("A4:C4").Select</text:p>
      <text:p text:style-name="P1"><text:s text:c="4"/>Selection.AutoFilter</text:p>
      <text:p text:style-name="P1"><text:s text:c="4"/>ActiveSheet.Range("$A$4:$C$4").AutoFilter Field:=3, Criteria1:="&gt;0", _</text:p>
      <text:p text:style-name="P1"><text:s text:c="8"/>Operator:=xlAnd</text:p>
      <text:p text:style-name="P1">End Sub</text:p>
      <text:p text:style-name="P1"/>
      <text:p text:style-name="P1">************************************************************</text:p>
      <text:p text:style-name="P1"/>
      <text:p text:style-name="P1">Sub CadUsuario()</text:p>
      <text:p text:style-name="P1">'</text:p>
      <text:p text:style-name="P1">' CadUsuario Macro</text:p>
      <text:p text:style-name="P1">'</text:p>
      <text:p text:style-name="P1"/>
      <text:p text:style-name="P1">'</text:p>
      <text:p text:style-name="P1">Dim nome As String</text:p>
      <text:p text:style-name="P1"/>
      <text:p text:style-name="P1"><text:s text:c="3"/>If Range("C7").Value = "" Then</text:p>
      <text:p text:style-name="P1"><text:s text:c="8"/>MsgBox ("Informe o nome do Usuário"), vbInformation, "Informação do Sistema"</text:p>
      <text:p text:style-name="P1"><text:s text:c="8"/>Range("C7").Select</text:p>
      <text:p text:style-name="P1"><text:s text:c="8"/>Exit Sub</text:p>
      <text:p text:style-name="P1"><text:s text:c="4"/>Else</text:p>
      <text:p text:style-name="P1"><text:s text:c="8"/>nome = Range("C7").Value</text:p>
      <text:p text:style-name="P1"><text:s text:c="4"/>End If</text:p>
      <text:p text:style-name="P1"><text:s text:c="4"/></text:p>
      <text:p text:style-name="P1"><text:s text:c="4"/>If Range("C9").Value = "" Then</text:p>
      <text:p text:style-name="P1"><text:s text:c="8"/>MsgBox ("Informe a senha do Usuário"), vbInformation, "Informação do Sistema"</text:p>
      <text:p text:style-name="P1"><text:s text:c="8"/>Range("C9").Select</text:p>
      <text:p text:style-name="P1"><text:s text:c="8"/>Exit Sub</text:p>
      <text:p text:style-name="P1"><text:s text:c="4"/>End If</text:p>
      <text:p text:style-name="P1"><text:s text:c="4"/></text:p>
      <text:p text:style-name="P1"><text:soft-page-break/><text:s text:c="4"/>If Range("C11").Value = "" Then</text:p>
      <text:p text:style-name="P1"><text:s text:c="8"/>MsgBox ("Informe o previlégio do Usuário"), vbInformation, "Informação do Sistema"</text:p>
      <text:p text:style-name="P1"><text:s text:c="8"/>Range("C11").Select</text:p>
      <text:p text:style-name="P1"><text:s text:c="8"/>Exit Sub</text:p>
      <text:p text:style-name="P1"><text:s text:c="4"/>End If</text:p>
      <text:p text:style-name="P1"><text:s text:c="4"/></text:p>
      <text:p text:style-name="P1"><text:s text:c="4"/>Sheets("GuardaUsuario").Visible = True</text:p>
      <text:p text:style-name="P1"><text:s text:c="4"/>Sheets("GuardaUsuario").Select</text:p>
      <text:p text:style-name="P1"><text:s text:c="4"/>cont = 6</text:p>
      <text:p text:style-name="P1"><text:s text:c="4"/>Do While Range("XFB" &amp; cont).Value &lt;&gt; ""</text:p>
      <text:p text:style-name="P1"><text:s text:c="8"/>If Range("XFB" &amp; cont).Value = nome Then</text:p>
      <text:p text:style-name="P1"><text:s text:c="12"/>MsgBox ("Usuário já existe"), vbInformation, "Informação do Sistema"</text:p>
      <text:p text:style-name="P1"><text:s text:c="12"/>Sheets("CadUsuario").Select</text:p>
      <text:p text:style-name="P1"><text:s text:c="12"/>Range("C7").Select</text:p>
      <text:p text:style-name="P1"><text:s text:c="12"/>Sheets("GuardaUsuario").Visible = False</text:p>
      <text:p text:style-name="P1"><text:s text:c="12"/>Exit Sub</text:p>
      <text:p text:style-name="P1"><text:s text:c="8"/>End If</text:p>
      <text:p text:style-name="P1"><text:s text:c="8"/>cont = cont + 1</text:p>
      <text:p text:style-name="P1"><text:s text:c="4"/>Loop</text:p>
      <text:p text:style-name="P1"><text:s text:c="4"/>Sheets("CadUsuario").Select</text:p>
      <text:p text:style-name="P1"><text:s text:c="4"/>Range("C5").Select</text:p>
      <text:p text:style-name="P1"><text:s text:c="4"/>Selection.Copy</text:p>
      <text:p text:style-name="P1"><text:s text:c="4"/>Sheets("GuardaUsuario").Select</text:p>
      <text:p text:style-name="P1"><text:s text:c="4"/>Range("XFA5").Select</text:p>
      <text:p text:style-name="P1"><text:s text:c="4"/>ActiveSheet.Paste</text:p>
      <text:p text:style-name="P1"><text:s text:c="4"/>Sheets("CadUsuario").Select</text:p>
      <text:p text:style-name="P1"><text:s text:c="4"/>Range("C7").Select</text:p>
      <text:p text:style-name="P1"><text:s text:c="4"/>Application.CutCopyMode = False</text:p>
      <text:p text:style-name="P1"><text:s text:c="4"/>Selection.Copy</text:p>
      <text:p text:style-name="P1"><text:s text:c="4"/>Sheets("GuardaUsuario").Select</text:p>
      <text:p text:style-name="P1"><text:s text:c="4"/>Range("XFB5").Select</text:p>
      <text:p text:style-name="P1"><text:s text:c="4"/>ActiveSheet.Paste</text:p>
      <text:p text:style-name="P1"><text:s text:c="4"/>Sheets("CadUsuario").Select</text:p>
      <text:p text:style-name="P1"><text:s text:c="4"/>Range("C9").Select</text:p>
      <text:p text:style-name="P1"><text:s text:c="4"/>Application.CutCopyMode = False</text:p>
      <text:p text:style-name="P1"><text:s text:c="4"/>Selection.Copy</text:p>
      <text:p text:style-name="P1"><text:s text:c="4"/>Sheets("GuardaUsuario").Select</text:p>
      <text:p text:style-name="P1"><text:soft-page-break/><text:s text:c="4"/>Range("XFC5").Select</text:p>
      <text:p text:style-name="P1"><text:s text:c="4"/>ActiveSheet.Paste</text:p>
      <text:p text:style-name="P1"><text:s text:c="4"/>Sheets("CadUsuario").Select</text:p>
      <text:p text:style-name="P1"><text:s text:c="4"/>Range("C11").Select</text:p>
      <text:p text:style-name="P1"><text:s text:c="4"/>Application.CutCopyMode = False</text:p>
      <text:p text:style-name="P1"><text:s text:c="4"/>Selection.Copy</text:p>
      <text:p text:style-name="P1"><text:s text:c="4"/>Sheets("GuardaUsuario").Select</text:p>
      <text:p text:style-name="P1"><text:s text:c="4"/>Range("XFD5").Select</text:p>
      <text:p text:style-name="P1"><text:s text:c="4"/>ActiveSheet.Paste</text:p>
      <text:p text:style-name="P1"><text:s text:c="4"/>Rows("5:5").Select</text:p>
      <text:p text:style-name="P1"><text:s text:c="4"/>Range("XEM5").Activate</text:p>
      <text:p text:style-name="P1"><text:s text:c="4"/>Application.CutCopyMode = False</text:p>
      <text:p text:style-name="P1"><text:s text:c="4"/>Selection.Insert Shift:=xlDown, CopyOrigin:=xlFormatFromLeftOrAbove</text:p>
      <text:p text:style-name="P1"><text:s text:c="4"/>Sheets("CadUsuario").Select</text:p>
      <text:p text:style-name="P1"><text:s text:c="4"/>'Range("C5").Select</text:p>
      <text:p text:style-name="P1"><text:s text:c="4"/>'Selection.ClearContents</text:p>
      <text:p text:style-name="P1"><text:s text:c="4"/>Range("C7").Select</text:p>
      <text:p text:style-name="P1"><text:s text:c="4"/>Selection.ClearContents</text:p>
      <text:p text:style-name="P1"><text:s text:c="4"/>Range("C9").Select</text:p>
      <text:p text:style-name="P1"><text:s text:c="4"/>Selection.ClearContents</text:p>
      <text:p text:style-name="P1"><text:s text:c="4"/>Range("C11").Select</text:p>
      <text:p text:style-name="P1"><text:s text:c="4"/>Selection.ClearContents</text:p>
      <text:p text:style-name="P1"><text:s text:c="4"/>Range("C7").Select</text:p>
      <text:p text:style-name="P1"><text:s text:c="4"/>Sheets("GuardaUsuario").Visible = False</text:p>
      <text:p text:style-name="P1">End Sub</text:p>
      <text:p text:style-name="P1"/>
      <text:p text:style-name="P1">************************************************************</text:p>
      <text:p text:style-name="P1"/>
      <text:p text:style-name="P1">Sub FluxoEntrada()</text:p>
      <text:p text:style-name="P1">'</text:p>
      <text:p text:style-name="P1">' FluxoEntrada Macro</text:p>
      <text:p text:style-name="P1">'</text:p>
      <text:p text:style-name="P1"/>
      <text:p text:style-name="P1">'</text:p>
      <text:p text:style-name="P1"><text:s text:c="4"/>Range("C5").Select</text:p>
      <text:p text:style-name="P1"><text:s text:c="4"/>Selection.Copy</text:p>
      <text:p text:style-name="P1"><text:s text:c="4"/>Sheets("Entrada").Select</text:p>
      <text:p text:style-name="P1"><text:s text:c="4"/>Range("A5").Select</text:p>
      <text:p text:style-name="P1"><text:soft-page-break/><text:s text:c="4"/>ActiveSheet.Paste</text:p>
      <text:p text:style-name="P1"><text:s text:c="4"/>Sheets("Fluxo").Select</text:p>
      <text:p text:style-name="P1"><text:s text:c="4"/>Range("C7").Select</text:p>
      <text:p text:style-name="P1"><text:s text:c="4"/>Application.CutCopyMode = False</text:p>
      <text:p text:style-name="P1"><text:s text:c="4"/>Selection.Cut</text:p>
      <text:p text:style-name="P1"><text:s text:c="4"/>Sheets("Entrada").Select</text:p>
      <text:p text:style-name="P1"><text:s text:c="4"/>Range("B5").Select</text:p>
      <text:p text:style-name="P1"><text:s text:c="4"/>ActiveSheet.Paste</text:p>
      <text:p text:style-name="P1"><text:s text:c="4"/>Sheets("Fluxo").Select</text:p>
      <text:p text:style-name="P1"><text:s text:c="4"/>Range("C9").Select</text:p>
      <text:p text:style-name="P1"><text:s text:c="4"/>Selection.Cut</text:p>
      <text:p text:style-name="P1"><text:s text:c="4"/>Sheets("Entrada").Select</text:p>
      <text:p text:style-name="P1"><text:s text:c="4"/>Range("C5").Select</text:p>
      <text:p text:style-name="P1"><text:s text:c="4"/>ActiveSheet.Paste</text:p>
      <text:p text:style-name="P1"><text:s text:c="4"/>Rows("5:5").Select</text:p>
      <text:p text:style-name="P1"><text:s text:c="4"/>Selection.Insert Shift:=xlDown, CopyOrigin:=xlFormatFromLeftOrAbove</text:p>
      <text:p text:style-name="P1"><text:s text:c="4"/>Sheets("Fluxo").Select</text:p>
      <text:p text:style-name="P1"><text:s text:c="4"/>Range("C7").Select</text:p>
      <text:p text:style-name="P1">End Sub</text:p>
      <text:p text:style-name="P1"/>
      <text:p text:style-name="P1">************************************************************</text:p>
      <text:p text:style-name="P1"/>
      <text:p text:style-name="P1">Sub FluxoSaida()</text:p>
      <text:p text:style-name="P1">'</text:p>
      <text:p text:style-name="P1">' FluxoSaida Macro</text:p>
      <text:p text:style-name="P1">'</text:p>
      <text:p text:style-name="P1"/>
      <text:p text:style-name="P1">'</text:p>
      <text:p text:style-name="P1"><text:s text:c="4"/>Range("C5").Select</text:p>
      <text:p text:style-name="P1"><text:s text:c="4"/>Selection.Copy</text:p>
      <text:p text:style-name="P1"><text:s text:c="4"/>Sheets("Saida").Select</text:p>
      <text:p text:style-name="P1"><text:s text:c="4"/>Range("A5").Select</text:p>
      <text:p text:style-name="P1"><text:s text:c="4"/>ActiveSheet.Paste</text:p>
      <text:p text:style-name="P1"><text:s text:c="4"/>Sheets("Fluxo").Select</text:p>
      <text:p text:style-name="P1"><text:s text:c="4"/>Range("C7").Select</text:p>
      <text:p text:style-name="P1"><text:s text:c="4"/>Application.CutCopyMode = False</text:p>
      <text:p text:style-name="P1"><text:s text:c="4"/>Selection.Cut</text:p>
      <text:p text:style-name="P1"><text:s text:c="4"/>Sheets("Saida").Select</text:p>
      <text:p text:style-name="P1"><text:soft-page-break/><text:s text:c="4"/>Range("B5").Select</text:p>
      <text:p text:style-name="P1"><text:s text:c="4"/>ActiveSheet.Paste</text:p>
      <text:p text:style-name="P1"><text:s text:c="4"/>Sheets("Fluxo").Select</text:p>
      <text:p text:style-name="P1"><text:s text:c="4"/>Range("C9").Select</text:p>
      <text:p text:style-name="P1"><text:s text:c="4"/>Selection.Cut</text:p>
      <text:p text:style-name="P1"><text:s text:c="4"/>Sheets("Saida").Select</text:p>
      <text:p text:style-name="P1"><text:s text:c="4"/>Range("C5").Select</text:p>
      <text:p text:style-name="P1"><text:s text:c="4"/>ActiveSheet.Paste</text:p>
      <text:p text:style-name="P1"><text:s text:c="4"/>Rows("5:5").Select</text:p>
      <text:p text:style-name="P1"><text:s text:c="4"/>Selection.Insert Shift:=xlDown, CopyOrigin:=xlFormatFromLeftOrAbove</text:p>
      <text:p text:style-name="P1"><text:s text:c="4"/>Sheets("Fluxo").Select</text:p>
      <text:p text:style-name="P1"><text:s text:c="4"/>Range("C7").Select</text:p>
      <text:p text:style-name="P1">End Sub</text:p>
      <text:p text:style-name="P1"/>
      <text:p text:style-name="P1">************************************************************</text:p>
      <text:p text:style-name="P1"/>
      <text:p text:style-name="P1">Sub CadNovoUsuario()</text:p>
      <text:p text:style-name="P1">Sheets("GuardaUsuario").Visible = True</text:p>
      <text:p text:style-name="P1">Worksheets("GuardaUsuario").Activate</text:p>
      <text:p text:style-name="P1">If Range("xfd1").Value &lt;&gt; "2" Then</text:p>
      <text:p text:style-name="P1"><text:s text:c="4"/>MsgBox ("Você não tem autorização para esta Operação")</text:p>
      <text:p text:style-name="P1"><text:s text:c="4"/>Sheets("GuardaUsuario").Visible = False</text:p>
      <text:p text:style-name="P1"><text:s text:c="4"/>Worksheets("Menu").Activate</text:p>
      <text:p text:style-name="P1"><text:s text:c="4"/>Exit Sub</text:p>
      <text:p text:style-name="P1">End If</text:p>
      <text:p text:style-name="P1">Sheets("CadUsuario").Visible = True</text:p>
      <text:p text:style-name="P1">Worksheets("CadUsuario").Activate</text:p>
      <text:p text:style-name="P1">Range("C5").Select</text:p>
      <text:p text:style-name="P1"/>
      <text:p text:style-name="P1">End Sub</text:p>
      <text:p text:style-name="P1"/>
      <text:p text:style-name="P1">************************************************************</text:p>
      <text:p text:style-name="P1"/>
      <text:p text:style-name="P1">Sub MenuCad()</text:p>
      <text:p text:style-name="P1">Sheets("Cadastro").Visible = True</text:p>
      <text:p text:style-name="P1">Worksheets("Cadastro").Activate</text:p>
      <text:p text:style-name="P1">Worksheets("Produtos").Visible = True</text:p>
      <text:p text:style-name="P1">Range("C5").Select</text:p>
      <text:p text:style-name="P1"><text:soft-page-break/>End Sub</text:p>
      <text:p text:style-name="P1"/>
      <text:p text:style-name="P1">************************************************************</text:p>
      <text:p text:style-name="P1"/>
      <text:p text:style-name="P1">Sub MenuPro()</text:p>
      <text:p text:style-name="P1">Sheets("Produtos").Visible = True</text:p>
      <text:p text:style-name="P1">Worksheets("Produtos").Activate</text:p>
      <text:p text:style-name="P1">Range("A5").Select</text:p>
      <text:p text:style-name="P1">End Sub</text:p>
      <text:p text:style-name="P1"/>
      <text:p text:style-name="P1">************************************************************</text:p>
      <text:p text:style-name="P1"/>
      <text:p text:style-name="P1">Sub MenuEnt()</text:p>
      <text:p text:style-name="P1">Sheets("Entradas").Visible = True</text:p>
      <text:p text:style-name="P1">Sheets("Produtos").Visible = True</text:p>
      <text:p text:style-name="P1">Worksheets("Entradas").Activate</text:p>
      <text:p text:style-name="P1">Range("A6").Select</text:p>
      <text:p text:style-name="P1">End Sub</text:p>
      <text:p text:style-name="P1"/>
      <text:p text:style-name="P1">************************************************************</text:p>
      <text:p text:style-name="P1"/>
      <text:p text:style-name="P1">Sub MenuVen()</text:p>
      <text:p text:style-name="P1">Sheets("Vendas").Visible = True</text:p>
      <text:p text:style-name="P1">Sheets("Produtos").Visible = True</text:p>
      <text:p text:style-name="P1">Worksheets("Vendas").Activate</text:p>
      <text:p text:style-name="P1">Range("A6").Select</text:p>
      <text:p text:style-name="P1">End Sub</text:p>
      <text:p text:style-name="P1"/>
      <text:p text:style-name="P1">************************************************************</text:p>
      <text:p text:style-name="P1"/>
      <text:p text:style-name="P1">Sub MenuEst()</text:p>
      <text:p text:style-name="P1">Sheets("Estoque").Visible = True</text:p>
      <text:p text:style-name="P1">Sheets("Entradas").Visible = True</text:p>
      <text:p text:style-name="P1">Sheets("Vendas").Visible = True</text:p>
      <text:p text:style-name="P1">Worksheets("Estoque").Activate</text:p>
      <text:p text:style-name="P1">Range("A5").Select</text:p>
      <text:p text:style-name="P1">Call Estoque</text:p>
      <text:p text:style-name="P1">End Sub</text:p>
      <text:p text:style-name="P1"/>
      <text:p text:style-name="P1"><text:soft-page-break/>************************************************************</text:p>
      <text:p text:style-name="P1"/>
      <text:p text:style-name="P1">Sub MenuCom()</text:p>
      <text:p text:style-name="P1">Sheets("Comprar").Visible = True</text:p>
      <text:p text:style-name="P1">Sheets("Produtos").Visible = True</text:p>
      <text:p text:style-name="P1">Sheets("Estoque").Visible = True</text:p>
      <text:p text:style-name="P1">Worksheets("Comprar").Activate</text:p>
      <text:p text:style-name="P1">Range("A5:C506").Select</text:p>
      <text:p text:style-name="P1">Selection.ClearContents</text:p>
      <text:p text:style-name="P1">Range("A5").Select</text:p>
      <text:p text:style-name="P1">Call Comprar</text:p>
      <text:p text:style-name="P1">End Sub</text:p>
      <text:p text:style-name="P1"/>
      <text:p text:style-name="P1">************************************************************</text:p>
      <text:p text:style-name="P1"/>
      <text:p text:style-name="P1">Sub MenuFlu()</text:p>
      <text:p text:style-name="P1">Sheets("Fluxo").Visible = True</text:p>
      <text:p text:style-name="P1">Sheets("Entrada").Visible = True</text:p>
      <text:p text:style-name="P1">Sheets("Saida").Visible = True</text:p>
      <text:p text:style-name="P1">Worksheets("Fluxo").Activate</text:p>
      <text:p text:style-name="P1">Range("C5").Select</text:p>
      <text:p text:style-name="P1">End Sub</text:p>
      <text:p text:style-name="P1"/>
      <text:p text:style-name="P1">************************************************************</text:p>
      <text:p text:style-name="P1"/>
      <text:p text:style-name="P1">Sub MenuFEnt()</text:p>
      <text:p text:style-name="P1">Sheets("Entrada").Visible = True</text:p>
      <text:p text:style-name="P1">Worksheets("Entrada").Activate</text:p>
      <text:p text:style-name="P1">Range("A4").Select</text:p>
      <text:p text:style-name="P1">End Sub</text:p>
      <text:p text:style-name="P1"/>
      <text:p text:style-name="P1">************************************************************</text:p>
      <text:p text:style-name="P1"/>
      <text:p text:style-name="P1">Sub MenuFSai()</text:p>
      <text:p text:style-name="P1">Sheets("Saida").Visible = True</text:p>
      <text:p text:style-name="P1">Worksheets("Saida").Activate</text:p>
      <text:p text:style-name="P1">Range("A4").Select</text:p>
      <text:p text:style-name="P1">End Sub</text:p>
      <text:p text:style-name="P1"/>
      <text:p text:style-name="P1"><text:soft-page-break/>************************************************************</text:p>
      <text:p text:style-name="P1"/>
      <text:p text:style-name="P1">Sub MenuCadUsu()</text:p>
      <text:p text:style-name="P1">Sheets("CadUsuario").Visible = True</text:p>
      <text:p text:style-name="P1">Worksheets("CadUsuario").Activate</text:p>
      <text:p text:style-name="P1">Range("C5").Select</text:p>
      <text:p text:style-name="P1">End Sub</text:p>
      <text:p text:style-name="P1"/>
      <text:p text:style-name="P1">************************************************************</text:p>
      <text:p text:style-name="P1"/>
      <text:p text:style-name="P1">Sub Menu()</text:p>
      <text:p text:style-name="P1">Sheets("Menu").Visible = True</text:p>
      <text:p text:style-name="P1">Worksheets("Menu").Activate</text:p>
      <text:p text:style-name="P1">Range("A1").Select</text:p>
      <text:p text:style-name="P1">Sheets("Cadastro").Visible = False</text:p>
      <text:p text:style-name="P1">Sheets("Produtos").Visible = False</text:p>
      <text:p text:style-name="P1">Sheets("Entradas").Visible = False</text:p>
      <text:p text:style-name="P1">Sheets("Vendas").Visible = False</text:p>
      <text:p text:style-name="P1">Sheets("Estoque").Visible = False</text:p>
      <text:p text:style-name="P1">Sheets("Comprar").Visible = False</text:p>
      <text:p text:style-name="P1">Sheets("Fluxo").Visible = False</text:p>
      <text:p text:style-name="P1">Sheets("Entrada").Visible = False</text:p>
      <text:p text:style-name="P1">Sheets("Saida").Visible = False</text:p>
      <text:p text:style-name="P1">Sheets("CadUsuario").Visible = False</text:p>
      <text:p text:style-name="P1">Sheets("GuardaUsuario").Visible = False</text:p>
      <text:p text:style-name="P1">ActiveWorkbook.Save</text:p>
      <text:p text:style-name="P1">End Su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07:36:45.014000000</meta:creation-date>
    <dc:date>2021-02-21T12:10:19.364355172</dc:date>
    <meta:editing-duration>PT11M19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3" meta:paragraph-count="420" meta:word-count="914" meta:character-count="11218" meta:non-whitespace-character-count="9613"/>
  </office:meta>
</office:document-meta>
</file>